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EXP</text:p>
          </table:table-cell>
          <table:table-cell table:style-name="Default" office:value-type="string">
            <text:p>Denominator</text:p>
          </table:table-cell>
          <table:table-cell table:style-name="Default" office:value-type="string">
            <text:p>Neighbor</text:p>
          </table:table-cell>
          <table:table-cell table:style-name="Default" office:value-type="string">
            <text:p>Central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/>
          <table:table-cell table:formula="oooc:=[.B5]/2" office:value-type="float" office:value="0.03125">
            <text:p>0.03125</text:p>
          </table:table-cell>
          <table:table-cell table:formula="oooc:=EXP(-1/(2*[.B4]))" office:value-type="float" office:value="0.000000112535174719259">
            <text:p>0.00000</text:p>
          </table:table-cell>
          <table:table-cell table:formula="oooc:=1+6*[.C4]" office:value-type="float" office:value="1.00000067521105">
            <text:p>1.00000</text:p>
          </table:table-cell>
          <table:table-cell table:formula="oooc:=[.C4]/[.D4]" office:value-type="float" office:value="0.000000112535098734317">
            <text:p>0.00000</text:p>
          </table:table-cell>
          <table:table-cell table:formula="oooc:=1/[.D4]" office:value-type="float" office:value="0.999999324789407">
            <text:p>1.00000</text:p>
          </table:table-cell>
          <table:table-cell table:formula="oooc:=[.F4]+[.E4]*6" office:value-type="float" office:value="1">
            <text:p>1.00000</text:p>
          </table:table-cell>
        </table:table-row>
        <table:table-row table:style-name="ro1">
          <table:table-cell/>
          <table:table-cell table:formula="oooc:=[.B6]/2" office:value-type="float" office:value="0.0625">
            <text:p>0.06250</text:p>
          </table:table-cell>
          <table:table-cell table:formula="oooc:=EXP(-1/(2*[.B5]))" office:value-type="float" office:value="0.000335462627902512">
            <text:p>0.00034</text:p>
          </table:table-cell>
          <table:table-cell table:formula="oooc:=1+6*[.C5]" office:value-type="float" office:value="1.00201277576742">
            <text:p>1.00201</text:p>
          </table:table-cell>
          <table:table-cell table:formula="oooc:=[.C5]/[.D5]" office:value-type="float" office:value="0.000334788773172667">
            <text:p>0.00033</text:p>
          </table:table-cell>
          <table:table-cell table:formula="oooc:=1/[.D5]" office:value-type="float" office:value="0.997991267360964">
            <text:p>0.99799</text:p>
          </table:table-cell>
          <table:table-cell table:formula="oooc:=[.F5]+[.E5]*6" office:value-type="float" office:value="1">
            <text:p>1.00000</text:p>
          </table:table-cell>
        </table:table-row>
        <table:table-row table:style-name="ro1">
          <table:table-cell/>
          <table:table-cell table:formula="oooc:=[.B7]/2" office:value-type="float" office:value="0.125">
            <text:p>0.12500</text:p>
          </table:table-cell>
          <table:table-cell table:formula="oooc:=EXP(-1/(2*[.B6]))" office:value-type="float" office:value="0.0183156388887342">
            <text:p>0.01832</text:p>
          </table:table-cell>
          <table:table-cell table:formula="oooc:=1+6*[.C6]" office:value-type="float" office:value="1.10989383333241">
            <text:p>1.10989</text:p>
          </table:table-cell>
          <table:table-cell table:formula="oooc:=[.C6]/[.D6]" office:value-type="float" office:value="0.0165021539346176">
            <text:p>0.01650</text:p>
          </table:table-cell>
          <table:table-cell table:formula="oooc:=1/[.D6]" office:value-type="float" office:value="0.900987076392294">
            <text:p>0.90099</text:p>
          </table:table-cell>
          <table:table-cell table:formula="oooc:=[.F6]+[.E6]*6" office:value-type="float" office:value="1">
            <text:p>1.00000</text:p>
          </table:table-cell>
        </table:table-row>
        <table:table-row table:style-name="ro1">
          <table:table-cell/>
          <table:table-cell table:formula="oooc:=[.B8]/2" office:value-type="float" office:value="0.25">
            <text:p>0.25000</text:p>
          </table:table-cell>
          <table:table-cell table:formula="oooc:=EXP(-1/(2*[.B7]))" office:value-type="float" office:value="0.135335283236613">
            <text:p>0.13534</text:p>
          </table:table-cell>
          <table:table-cell table:formula="oooc:=1+6*[.C7]" office:value-type="float" office:value="1.81201169941968">
            <text:p>1.81201</text:p>
          </table:table-cell>
          <table:table-cell table:formula="oooc:=[.C7]/[.D7]" office:value-type="float" office:value="0.0746878639249161">
            <text:p>0.07469</text:p>
          </table:table-cell>
          <table:table-cell table:formula="oooc:=1/[.D7]" office:value-type="float" office:value="0.551872816450504">
            <text:p>0.55187</text:p>
          </table:table-cell>
          <table:table-cell table:formula="oooc:=[.F7]+[.E7]*6" office:value-type="float" office:value="1">
            <text:p>1.00000</text:p>
          </table:table-cell>
        </table:table-row>
        <table:table-row table:style-name="ro1">
          <table:table-cell/>
          <table:table-cell table:formula="oooc:=[.B9]/2" office:value-type="float" office:value="0.5">
            <text:p>0.50000</text:p>
          </table:table-cell>
          <table:table-cell table:formula="oooc:=EXP(-1/(2*[.B8]))" office:value-type="float" office:value="0.367879441171442">
            <text:p>0.36788</text:p>
          </table:table-cell>
          <table:table-cell table:formula="oooc:=1+6*[.C8]" office:value-type="float" office:value="3.20727664702865">
            <text:p>3.20728</text:p>
          </table:table-cell>
          <table:table-cell table:formula="oooc:=[.C8]/[.D8]" office:value-type="float" office:value="0.114701499639035">
            <text:p>0.11470</text:p>
          </table:table-cell>
          <table:table-cell table:formula="oooc:=1/[.D8]" office:value-type="float" office:value="0.31179100216579">
            <text:p>0.31179</text:p>
          </table:table-cell>
          <table:table-cell table:formula="oooc:=[.F8]+[.E8]*6" office:value-type="float" office:value="1">
            <text:p>1.00000</text:p>
          </table:table-cell>
        </table:table-row>
        <table:table-row table:style-name="ro1">
          <table:table-cell/>
          <table:table-cell office:value-type="float" office:value="1">
            <text:p>1.00000</text:p>
          </table:table-cell>
          <table:table-cell table:formula="oooc:=EXP(-1/(2*[.B9]))" office:value-type="float" office:value="0.606530659712633">
            <text:p>0.60653</text:p>
          </table:table-cell>
          <table:table-cell table:formula="oooc:=1+6*[.C9]" office:value-type="float" office:value="4.6391839582758">
            <text:p>4.63918</text:p>
          </table:table-cell>
          <table:table-cell table:formula="oooc:=[.C9]/[.D9]" office:value-type="float" office:value="0.130740808117912">
            <text:p>0.13074</text:p>
          </table:table-cell>
          <table:table-cell table:formula="oooc:=1/[.D9]" office:value-type="float" office:value="0.215555151292526">
            <text:p>0.21556</text:p>
          </table:table-cell>
          <table:table-cell table:formula="oooc:=[.F9]+[.E9]*6" office:value-type="float" office:value="1">
            <text:p>1.00000</text:p>
          </table:table-cell>
        </table:table-row>
        <table:table-row table:style-name="ro1">
          <table:table-cell/>
          <table:table-cell table:formula="oooc:=[.B9]*2" office:value-type="float" office:value="2">
            <text:p>2.00000</text:p>
          </table:table-cell>
          <table:table-cell table:formula="oooc:=EXP(-1/(2*[.B10]))" office:value-type="float" office:value="0.778800783071405">
            <text:p>0.77880</text:p>
          </table:table-cell>
          <table:table-cell table:formula="oooc:=1+6*[.C10]" office:value-type="float" office:value="5.67280469842843">
            <text:p>5.67280</text:p>
          </table:table-cell>
          <table:table-cell table:formula="oooc:=[.C10]/[.D10]" office:value-type="float" office:value="0.137286725786128">
            <text:p>0.13729</text:p>
          </table:table-cell>
          <table:table-cell table:formula="oooc:=1/[.D10]" office:value-type="float" office:value="0.176279645283229">
            <text:p>0.17628</text:p>
          </table:table-cell>
          <table:table-cell table:formula="oooc:=[.F10]+[.E10]*6" office:value-type="float" office:value="1">
            <text:p>1.00000</text:p>
          </table:table-cell>
        </table:table-row>
        <table:table-row table:style-name="ro1">
          <table:table-cell/>
          <table:table-cell table:formula="oooc:=[.B10]*2" office:value-type="float" office:value="4">
            <text:p>4.00000</text:p>
          </table:table-cell>
          <table:table-cell table:formula="oooc:=EXP(-1/(2*[.B11]))" office:value-type="float" office:value="0.882496902584595">
            <text:p>0.88250</text:p>
          </table:table-cell>
          <table:table-cell table:formula="oooc:=1+6*[.C11]" office:value-type="float" office:value="6.29498141550757">
            <text:p>6.29498</text:p>
          </table:table-cell>
          <table:table-cell table:formula="oooc:=[.C11]/[.D11]" office:value-type="float" office:value="0.14019054931768">
            <text:p>0.14019</text:p>
          </table:table-cell>
          <table:table-cell table:formula="oooc:=1/[.D11]" office:value-type="float" office:value="0.158856704093918">
            <text:p>0.15886</text:p>
          </table:table-cell>
          <table:table-cell table:formula="oooc:=[.F11]+[.E11]*6" office:value-type="float" office:value="1">
            <text:p>1.00000</text:p>
          </table:table-cell>
        </table:table-row>
        <table:table-row table:style-name="ro1">
          <table:table-cell/>
          <table:table-cell table:formula="oooc:=[.B11]*2" office:value-type="float" office:value="8">
            <text:p>8.00000</text:p>
          </table:table-cell>
          <table:table-cell table:formula="oooc:=EXP(-1/(2*[.B12]))" office:value-type="float" office:value="0.939413062813476">
            <text:p>0.93941</text:p>
          </table:table-cell>
          <table:table-cell table:formula="oooc:=1+6*[.C12]" office:value-type="float" office:value="6.63647837688085">
            <text:p>6.63648</text:p>
          </table:table-cell>
          <table:table-cell table:formula="oooc:=[.C12]/[.D12]" office:value-type="float" office:value="0.141552945623399">
            <text:p>0.14155</text:p>
          </table:table-cell>
          <table:table-cell table:formula="oooc:=1/[.D12]" office:value-type="float" office:value="0.150682326259609">
            <text:p>0.15068</text:p>
          </table:table-cell>
          <table:table-cell table:formula="oooc:=[.F12]+[.E12]*6" office:value-type="float" office:value="1">
            <text:p>1.00000</text:p>
          </table:table-cell>
        </table:table-row>
        <table:table-row table:style-name="ro1">
          <table:table-cell/>
          <table:table-cell table:style-name="Default" office:value-type="float" office:value="100">
            <text:p>100</text:p>
          </table:table-cell>
          <table:table-cell table:formula="oooc:=EXP(-1/(2*[.B13]))" office:value-type="float" office:value="0.995012479192682">
            <text:p>0.99501</text:p>
          </table:table-cell>
          <table:table-cell table:formula="oooc:=1+6*[.C13]" office:value-type="float" office:value="6.97007487515609">
            <text:p>6.97007</text:p>
          </table:table-cell>
          <table:table-cell table:formula="oooc:=[.C13]/[.D13]" office:value-type="float" office:value="0.142754919712451">
            <text:p>0.14275</text:p>
          </table:table-cell>
          <table:table-cell table:formula="oooc:=1/[.D13]" office:value-type="float" office:value="0.143470481725292">
            <text:p>0.14347</text:p>
          </table:table-cell>
          <table:table-cell table:formula="oooc:=[.F13]+[.E13]*6" office:value-type="float" office:value="1">
            <text:p>1.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4">07/14/2009</text:date>, <text:time>16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uis Ibanez</meta:initial-creator>
    <meta:creation-date>2009-07-14T16:40:43</meta:creation-date>
    <dc:creator>Luis Ibanez</dc:creator>
    <dc:date>2009-07-14T16:50:55</dc:date>
    <meta:editing-cycles>1</meta:editing-cycles>
    <meta:editing-duration>PT10M13S</meta:editing-duration>
    <meta:user-defined meta:name="Info 1"/>
    <meta:user-defined meta:name="Info 2"/>
    <meta:user-defined meta:name="Info 3"/>
    <meta:user-defined meta:name="Info 4"/>
    <meta:document-statistic meta:table-count="3" meta:cell-count="65"/>
  </office:meta>
</office:document-meta>
</file>